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2f3" officeooo:paragraph-rsid="001b6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heck if a value is of some primitive type (int, double, float) :</text:p>
      <text:p text:style-name="P1">if (x==(int) x) {</text:p>
      <text:p text:style-name="P1"><text:s/>//Number is an int.</text:p>
      <text:p text:style-name="P1">}</text:p>
      <text:p text:style-name="P1"/>
      <text:p text:style-name="P1">//If string value is being passed, use :</text:p>
      <text:p text:style-name="P1">try {</text:p>
      <text:p text:style-name="P1"><text:tab/>int intValue=Integer.parseInt(stringUserInput);</text:p>
      <text:p text:style-name="P1">} catch (NumberFormatException e) {</text:p>
      <text:p text:style-name="P1"><text:tab/>System.out.println("Input is not a valid integer"+e.getMessage())</text:p>
      <text:p text:style-name="P1">}</text:p>
      <text:p text:style-name="P1"/>
      <text:p text:style-name="P1">}'int intValue=Integer.parseInt(String_var). <text:s/>Please ensure error handling using try catch in case conversion fails.</text:p>
      <text:p text:style-name="P1"/>
      <text:p text:style-name="P1"/>
      <text:p text:style-name="P1"/>
      <text:p text:style-name="P1"/>
      <text:p text:style-name="P1"/>
      <text:p text:style-name="P1">Other useful functions :</text:p>
      <text:p text:style-name="P1"/>
      <text:p text:style-name="P1">x==Math.ceil(x)</text:p>
      <text:p text:style-name="P1">x==Math.round(x)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4:39:16.614194181</meta:creation-date>
    <meta:generator>LibreOffice/5.1.4.2$Linux_X86_64 LibreOffice_project/10m0$Build-2</meta:generator>
    <dc:date>2017-01-13T14:49:06.935971372</dc:date>
    <meta:editing-duration>PT9M50S</meta:editing-duration>
    <meta:editing-cycles>1</meta:editing-cycles>
    <meta:document-statistic meta:table-count="0" meta:image-count="0" meta:object-count="0" meta:page-count="1" meta:paragraph-count="14" meta:word-count="66" meta:character-count="472" meta:non-whitespace-character-count="416"/>
  </office:meta>
</office:document-meta>
</file>